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top" draw:auto-grow-height="false" fo:min-height="12.9cm" fo:min-width="24.55cm" fo:padding-top="0.1cm" fo:padding-bottom="0.1cm" fo:padding-left="0.225cm" fo:padding-right="0.225cm"/>
    </style:style>
    <style:style style:name="gr2" style:family="graphic" style:parent-style-name="standard">
      <style:graphic-properties svg:stroke-width="0.05cm" svg:stroke-color="#000000" draw:marker-start-width="0.205cm" draw:marker-end-width="0.205cm" draw:fill="solid" draw:fill-color="#dddddd" draw:textarea-horizontal-align="justify" draw:textarea-vertical-align="top" draw:auto-grow-height="false" fo:min-height="8.3cm" fo:min-width="11.85cm" fo:padding-top="0.1cm" fo:padding-bottom="0.1cm" fo:padding-left="0.225cm" fo:padding-right="0.225cm"/>
    </style:style>
    <style:style style:name="gr3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2.6cm" fo:min-width="3.65cm" fo:padding-top="0.1cm" fo:padding-bottom="0.1cm" fo:padding-left="0.225cm" fo:padding-right="0.225cm"/>
    </style:style>
    <style:style style:name="gr4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1.4cm" fo:min-width="2.45cm" fo:padding-top="0.1cm" fo:padding-bottom="0.1cm" fo:padding-left="0.225cm" fo:padding-right="0.225cm"/>
    </style:style>
    <style:style style:name="gr5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2.4cm" fo:min-width="3.65cm" fo:padding-top="0.1cm" fo:padding-bottom="0.1cm" fo:padding-left="0.225cm" fo:padding-right="0.225cm"/>
    </style:style>
    <style:style style:name="gr6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7.1cm" fo:min-width="3.85cm" fo:padding-top="0.1cm" fo:padding-bottom="0.1cm" fo:padding-left="0.225cm" fo:padding-right="0.225cm"/>
    </style:style>
    <style:style style:name="gr7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1.8cm" fo:min-width="4.55cm" fo:padding-top="0.1cm" fo:padding-bottom="0.1cm" fo:padding-left="0.225cm" fo:padding-right="0.225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fill-color="#111111" draw:opacity="100%" draw:opacity-name="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" draw:marker-end-width="0.3cm" draw:fill-color="#111111" draw:opacity="100%" draw:opacity-name="" draw:textarea-vertical-align="middle"/>
    </style:style>
    <style:style style:name="gr10" style:family="graphic" style:parent-style-name="standard">
      <style:graphic-properties svg:stroke-color="#000000" draw:marker-start="" draw:marker-start-width="0.3cm" draw:marker-end="Arrow" draw:marker-end-width="0.3cm" draw:fill-color="#111111" draw:opacity="100%" draw:opacity-name="" draw:textarea-vertical-align="middle"/>
    </style:style>
    <style:style style:name="gr11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1.4cm" fo:min-width="6.75cm" fo:padding-top="0.1cm" fo:padding-bottom="0.1cm" fo:padding-left="0.225cm" fo:padding-right="0.225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  <style:text-properties style:font-name="Liberation Sans1" fo:font-size="18pt" style:font-size-asian="18pt" style:font-size-complex="18pt"/>
    </style:style>
    <style:style style:name="P9" style:family="paragraph">
      <loext:graphic-properties draw:fill-color="#111111" draw:opacity="10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ans1" fo:font-size="18pt" style:font-size-asian="18pt" style:font-size-complex="18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25cm" svg:height="13.1cm" svg:x="0.3cm" svg:y="0.4cm">
          <text:p text:style-name="P1">E2L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3cm" svg:height="8.5cm" svg:x="6.7cm" svg:y="1.7cm"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1cm" svg:height="2.8cm" svg:x="7.7cm" svg:y="6.6cm">
          <text:p text:style-name="P1">Konwerter</text:p>
          <text:p text:style-name="P1">MII-RMI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9cm" svg:height="1.6cm" svg:x="5.521cm" svg:y="11.28cm">
          <text:p text:style-name="P4"><text:span text:style-name="T1">Oscylator </text:span></text:p>
          <text:p text:style-name="P4"><text:span text:style-name="T1">50MH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4.1cm" svg:height="2.6cm" svg:x="7.7cm" svg:y="2.9cm">
          <text:p text:style-name="P6"><text:span text:style-name="T2">Maszyna </text:span></text:p>
          <text:p text:style-name="P6"><text:span text:style-name="T2">stanów</text:span></text:p>
          <text:p text:style-name="P6"><text:span text:style-name="T2">M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3cm" svg:height="7.3cm" svg:x="0.7cm" svg:y="2.3cm">
          <text:p text:style-name="P1"><text:span text:style-name="T3">Karta sieciowa</text:span></text:p>
          <text:p text:style-name="P1"><text:span text:style-name="T4">LXT972M</text:span></text:p>
          <text:p text:style-name="P1"><text:span text:style-name="T4">(RMI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cm" svg:height="2cm" svg:x="20cm" svg:y="3.1cm">
          <text:p text:style-name="P1"><text:span text:style-name="T4">Wyświetlacz </text:span></text:p>
          <text:p text:style-name="P1"><text:span text:style-name="T4">L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1cm" svg:height="2.6cm" svg:x="14cm" svg:y="2.9cm">
          <text:p text:style-name="P6"><text:span text:style-name="T2">Sterownik </text:span></text:p>
          <text:p text:style-name="P6"><text:span text:style-name="T2">wyświetlacz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4.1cm" svg:height="2.8cm" svg:x="14cm" svg:y="6.6cm">
          <text:p text:style-name="P6"><text:span text:style-name="T2">Procesor</text:span></text:p>
          <text:p text:style-name="P6"><text:span text:style-name="T2">PicoBla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cm" svg:height="2cm" svg:x="20cm" svg:y="7cm">
          <text:p text:style-name="P1"><text:span text:style-name="T4">Port </text:span></text:p>
          <text:p text:style-name="P1"><text:span text:style-name="T4">podczerwien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9" draw:layer="layout" svg:x1="5cm" svg:y1="7.9cm" svg:x2="7.7cm" svg:y2="7.9cm">
          <text:p/>
        </draw:line>
        <draw:line draw:style-name="gr8" draw:text-style-name="P9" draw:layer="layout" svg:x1="5cm" svg:y1="4.2cm" svg:x2="7.7cm" svg:y2="4.2cm">
          <text:p/>
        </draw:line>
        <draw:line draw:style-name="gr9" draw:text-style-name="P9" draw:layer="layout" svg:x1="18.1cm" svg:y1="8cm" svg:x2="20cm" svg:y2="8cm">
          <text:p/>
        </draw:line>
        <draw:line draw:style-name="gr10" draw:text-style-name="P9" draw:layer="layout" svg:x1="18.1cm" svg:y1="4.2cm" svg:x2="20cm" svg:y2="4.2cm">
          <text:p/>
        </draw:line>
        <draw:line draw:style-name="gr9" draw:text-style-name="P9" draw:layer="layout" svg:x1="16cm" svg:y1="5.5cm" svg:x2="16cm" svg:y2="6.6cm">
          <text:p/>
        </draw:line>
        <draw:line draw:style-name="gr9" draw:text-style-name="P9" draw:layer="layout" svg:x1="7cm" svg:y1="10.2cm" svg:x2="7cm" svg:y2="11.3cm">
          <text:p/>
        </draw:line>
        <draw:custom-shape draw:style-name="gr11" draw:text-style-name="P5" xml:id="id2" draw:id="id2" draw:layer="layout" svg:width="7.2cm" svg:height="1.6cm" svg:x="9.5cm" svg:y="11.3cm">
          <text:p text:style-name="P4"><text:span text:style-name="T1">Złącze F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9" draw:layer="layout" svg:x1="16.1cm" svg:y1="11.3cm" svg:x2="16.1cm" svg:y2="9.4cm">
          <text:p/>
        </draw:line>
        <draw:line draw:style-name="gr8" draw:text-style-name="P9" draw:layer="layout" svg:x1="10.4cm" svg:y1="11.3cm" svg:x2="10.4cm" svg:y2="9.4cm">
          <text:p/>
        </draw:line>
        <draw:connector draw:style-name="gr12" draw:text-style-name="P10" draw:layer="layout" svg:x1="11.8cm" svg:y1="4.2cm" svg:x2="13.1cm" svg:y2="11.3cm" draw:start-shape="id1" draw:start-glue-point="1" draw:end-shape="id2" draw:end-glue-point="0" svg:d="M11800 4200h1300v7100" svg:viewBox="0 0 1301 7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6T13:45:29.081000000</meta:creation-date>
    <dc:date>2016-02-07T16:54:26.980000000</dc:date>
    <meta:editing-duration>P1DT2H19M58S</meta:editing-duration>
    <meta:editing-cycles>3</meta:editing-cycles>
    <meta:generator>LibreOffice/5.0.4.2$Windows_x86 LibreOffice_project/2b9802c1994aa0b7dc6079e128979269cf95bc78</meta:generator>
    <meta:document-statistic meta:object-count="20"/>
  </office:meta>
</office:document-meta>
</file>